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46d" officeooo:paragraph-rsid="0019646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9646d" officeooo:paragraph-rsid="0019646d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646d" officeooo:paragraph-rsid="0019646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646d" officeooo:paragraph-rsid="0019646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rski Paul – Responsable Agents</text:p>
      <text:p text:style-name="P1">Sok Chanattan – Responsable Écosystème</text:p>
      <text:p text:style-name="P1"/>
      <text:p text:style-name="P2">Rapport de projet</text:p>
      <text:p text:style-name="P2">[LU2IN013]</text:p>
      <text:p text:style-name="P2">WorldOfCells</text:p>
      <text:p text:style-name="P3"/>
      <text:p text:style-name="P4">Événements écosystème :</text:p>
      <text:p text:style-name="P3"/>
      <text:p text:style-name="P3">L’écosystème se rapporte à des bases très simples : le temps, la météo, les catastrophes naturelles, les éléments esthétiques.</text:p>
      <text:p text:style-name="P3"/>
      <text:p text:style-name="P3"/>
      <text:p text:style-name="P3"/>
      <text:p text:style-name="P3"/>
      <text:p text:style-name="P3"/>
      <text:p text:style-name="P3"/>
      <text:p text:style-name="P4">Événements agents :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3T22:00:31.379792435</meta:creation-date>
    <dc:date>2022-04-13T22:07:34.783090140</dc:date>
    <meta:editing-duration>PT7M4S</meta:editing-duration>
    <meta:editing-cycles>1</meta:editing-cycles>
    <meta:document-statistic meta:table-count="0" meta:image-count="0" meta:object-count="0" meta:page-count="1" meta:paragraph-count="8" meta:word-count="38" meta:character-count="277" meta:non-whitespace-character-count="245"/>
    <meta:generator>LibreOffice/7.1.7.2$Linux_X86_64 LibreOffice_project/10$Build-2</meta:generator>
  </office:meta>
</office:document-meta>
</file>